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language-asian="ja" style:country-asian="JP"/>
    </style:style>
    <style:style style:name="P8" style:family="paragraph" style:parent-style-name="Text_20_body">
      <style:text-properties style:language-asian="ja" style:country-asian="JP"/>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5">
      <style:text-properties style:language-asian="ja" style:country-asian="JP"/>
    </style:style>
    <style:style style:name="P26" style:family="paragraph" style:parent-style-name="Standard" style:list-style-name="L21">
      <style:text-properties style:language-asian="ja" style:country-asian="JP"/>
    </style:style>
    <style:style style:name="P27" style:family="paragraph" style:parent-style-name="Standard" style:list-style-name="L22">
      <style:text-properties style:language-asian="ja" style:country-asian="JP"/>
    </style:style>
    <style:style style:name="P28" style:family="paragraph" style:parent-style-name="Standard" style:list-style-name="L23">
      <style:text-properties style:language-asian="ja" style:country-asian="JP"/>
    </style:style>
    <style:style style:name="P29" style:family="paragraph" style:parent-style-name="Standard" style:list-style-name="L24">
      <style:text-properties style:language-asian="ja" style:country-asian="JP"/>
    </style:style>
    <style:style style:name="P30" style:family="paragraph" style:parent-style-name="Standard" style:list-style-name="L25">
      <style:text-properties style:language-asian="ja" style:country-asian="JP"/>
    </style:style>
    <style:style style:name="P31" style:family="paragraph" style:parent-style-name="Standard" style:list-style-name="L26">
      <style:text-properties style:language-asian="ja" style:country-asian="JP"/>
    </style:style>
    <style:style style:name="P32" style:family="paragraph" style:parent-style-name="Standard" style:list-style-name="L14"/>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0">
      <style:text-properties style:font-name-asian="verdana" style:language-asian="ja" style:country-asian="JP" style:font-style-asian="normal"/>
    </style:style>
    <style:style style:name="P39" style:family="paragraph" style:parent-style-name="Standard" style:list-style-name="L5">
      <style:paragraph-properties fo:margin-left="2.501cm" fo:margin-right="0cm" fo:text-indent="-0.635cm" style:auto-text-indent="false"/>
      <style:text-properties style:language-asian="ja" style:country-asian="JP"/>
    </style:style>
    <style:style style:name="P40" style:family="paragraph" style:parent-style-name="Standard" style:list-style-name="L5">
      <style:paragraph-properties fo:margin-left="3.752cm" fo:margin-right="0cm" fo:text-indent="-0.635cm" style:auto-text-indent="false"/>
      <style:text-properties style:language-asian="ja" style:country-asian="JP"/>
    </style:style>
    <style:style style:name="P41" style:family="paragraph" style:parent-style-name="Heading_20_1">
      <style:text-properties style:language-asian="ja" style:country-asian="JP"/>
    </style:style>
    <style:style style:name="P42" style:family="paragraph" style:parent-style-name="Heading_20_1">
      <style:paragraph-properties fo:break-before="page"/>
    </style:style>
    <style:style style:name="P43" style:family="paragraph" style:parent-style-name="Heading_20_3">
      <style:text-properties style:font-name-asian="verdana" style:font-style-asian="normal"/>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07</text:p>
      <text:p text:style-name="P2"/>
      <text:p text:style-name="P2"/>
      <text:p text:style-name="P2"/>
      <text:p text:style-name="P2"/>
      <text:p text:style-name="P2"/>
      <text:p text:style-name="P2"/>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9">Pickles Framework の概要<text:tab/>4</text:p>
          <text:p text:style-name="P11">「サイトマップ」「コンテンツ」「テーマ」<text:tab/>4</text:p>
          <text:p text:style-name="P11">主な制作の手順<text:tab/>4</text:p>
          <text:p text:style-name="P9">セットアップ手順<text:tab/>5</text:p>
          <text:p text:style-name="P11">パーミッション設定<text:tab/>5</text:p>
          <text:p text:style-name="P9">ディレクトリ構成<text:tab/>6</text:p>
          <text:p text:style-name="P11">インストールディレクトリ<text:tab/>6</text:p>
          <text:p text:style-name="P9">サイトマップの管理<text:tab/>7</text:p>
          <text:p text:style-name="P11">サイトマップの形式<text:tab/>7</text:p>
          <text:p text:style-name="P11">サイトマップCSVの設置場所<text:tab/>7</text:p>
          <text:p text:style-name="P11">サイトマップCSVの定義<text:tab/>7</text:p>
          <text:p text:style-name="P11">ダイナミックパス機能<text:tab/>8</text:p>
          <text:p text:style-name="P9">コンテンツの制作<text:tab/>10</text:p>
          <text:p text:style-name="P9">テーマ<text:tab/>11</text:p>
          <text:p text:style-name="P11">複数のテーマの管理と切り替え<text:tab/>11</text:p>
          <text:p text:style-name="P11">レイアウト<text:tab/>11</text:p>
          <text:p text:style-name="P11">テーマの格納ディレクトリ<text:tab/>11</text:p>
          <text:p text:style-name="P11">テンプレートの記述<text:tab/>11</text:p>
          <text:p text:style-name="P10">コンテンツを出力する<text:tab/>12</text:p>
          <text:p text:style-name="P10">コンテンツが定義したCSSやJavaScriptを出力する<text:tab/>12</text:p>
          <text:p text:style-name="P10">ページの情報を出力する<text:tab/>12</text:p>
          <text:p text:style-name="P10">その他の機能から出力する<text:tab/>13</text:p>
          <text:p text:style-name="P9">パブリッシュ<text:tab/>14</text:p>
          <text:p text:style-name="P11">パブリッシュ実行手順<text:tab/>14</text:p>
          <text:p text:style-name="P11">設定<text:tab/>14</text:p>
          <text:p text:style-name="P11">仕様<text:tab/>14</text:p>
          <text:p text:style-name="P10">パブリッシュ対象ファイルの一覧をどう生成するか<text:tab/>14</text:p>
          <text:p text:style-name="P10">静的書き出しファイルと動的書き出しファイル<text:tab/>15</text:p>
          <text:p text:style-name="P10">X-PXFW-RELATEDLINK<text:tab/>15</text:p>
          <text:p text:style-name="P9">メインコンフィグ<text:tab/>16</text:p>
          <text:p text:style-name="P11">書式<text:tab/>16</text:p>
          <text:p text:style-name="P11">設定項目<text:tab/>16</text:p>
          <text:p text:style-name="P10">project<text:tab/>16</text:p>
          <text:p text:style-name="P10">paths<text:tab/>16</text:p>
          <text:p text:style-name="P10">dbms<text:tab/>16</text:p>
          <text:p text:style-name="P10">publish<text:tab/>17</text:p>
          <text:p text:style-name="P10">system<text:tab/>17</text:p>
          <text:p text:style-name="P9">データベース(RDBMS)の利用<text:tab/>18</text:p>
          <text:p text:style-name="P9"><text:soft-page-break/>ユーザーの管理<text:tab/>19</text:p>
          <text:p text:style-name="P11">ユーザー情報格納テーブルの構造<text:tab/>19</text:p>
          <text:p text:style-name="P10">ユーザーテーブル： {$dbms.prefix}_user<text:tab/>19</text:p>
          <text:p text:style-name="P11">セットアップ手順<text:tab/>19</text:p>
          <text:p text:style-name="P9">PXコマンド<text:tab/>20</text:p>
          <text:p text:style-name="P11">実行方法<text:tab/>20</text:p>
          <text:p text:style-name="P11">PXコマンド一覧<text:tab/>20</text:p>
          <text:p text:style-name="P9">コーディング規約<text:tab/>21</text:p>
          <text:p text:style-name="P11">内部エンコード<text:tab/>21</text:p>
          <text:p text:style-name="P11">改行コード<text:tab/>21</text:p>
          <text:p text:style-name="P11">インデント<text:tab/>21</text:p>
          <text:p text:style-name="P11">演算子<text:tab/>21</text:p>
          <text:p text:style-name="P11">命名規則<text:tab/>21</text:p>
          <text:p text:style-name="P10">PHPのクラス名<text:tab/>21</text:p>
          <text:p text:style-name="P10">PHPのメソッド名<text:tab/>21</text:p>
          <text:p text:style-name="P10">JavaScriptのオブジェクト名<text:tab/>22</text:p>
          <text:p text:style-name="P10">CSSクラス名<text:tab/>22</text:p>
          <text:p text:style-name="P10">パラメータ、クッキー、セッション、HTTP拡張ヘッダー<text:tab/>22</text:p>
          <text:p text:style-name="P10">その他<text:tab/>22</text:p>
          <text:p text:style-name="P11">予約語<text:tab/>22</text:p>
          <text:p text:style-name="P10">URIパラメータ<text:tab/>22</text:p>
          <text:p text:style-name="P10">クッキー<text:tab/>23</text:p>
          <text:p text:style-name="P10">セッション<text:tab/>23</text:p>
          <text:p text:style-name="P10">HTTPレスポンスヘッダー<text:tab/>23</text:p>
        </text:index-body>
      </text:table-of-content>
      <text:p text:style-name="Standard"/>
      <text:p text:style-name="Standard"/>
      <text:p text:style-name="P6"/>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43657406" text:style-name="L1">
        <text:list-item>
          <text:p text:style-name="P12"><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2"><text:span text:style-name="T2">コンテンツ</text:span><text:line-break/>ページ要素のうち、内容部分だけを取り出した概念。</text:p>
        </text:list-item>
        <text:list-item>
          <text:p text:style-name="P12"><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43643145"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7"/>
      <text:h text:style-name="Heading_20_1" text:outline-level="1">セットアップ手順</text:h>
      <text:p text:style-name="P2"/>
      <text:list xml:id="list43638116" text:style-name="L3">
        <text:list-item>
          <text:p text:style-name="P14">最新のソース一式をダウンロードする。</text:p>
        </text:list-item>
        <text:list-item>
          <text:p text:style-name="P14">解凍する。</text:p>
        </text:list-item>
        <text:list-item>
          <text:p text:style-name="P14">htdocsに格納されたファイル一式を、お使いのウェブサーバーのドキュメントルート配下の任意のディレクトリに設置する。</text:p>
        </text:list-item>
        <text:list-item>
          <text:p text:style-name="P14">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43660171" text:style-name="L4">
        <text:list-item>
          <text:p text:style-name="P15">./_PX/_sys</text:p>
        </text:list-item>
        <text:list-item>
          <text:p text:style-name="P15">./_caches</text:p>
        </text:list-item>
      </text:list>
      <text:p text:style-name="P2"/>
      <text:p text:style-name="P2"/>
      <text:p text:style-name="P2"/>
      <text:p text:style-name="P2"/>
      <text:p text:style-name="P7"/>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P8"/>
      <text:h text:style-name="Heading_20_2" text:outline-level="2">インストールディレクトリ</text:h>
      <text:list xml:id="list43638438" text:style-name="L5">
        <text:list-item>
          <text:p text:style-name="P16">@_PX (Pickles Frameworkディレクトリ)</text:p>
        </text:list-item>
        <text:list-item>
          <text:p text:style-name="P39">@_FW (フレームワーク関連ライブラリ)</text:p>
        </text:list-item>
        <text:list-item>
          <text:p text:style-name="P39">@_sys (システムが書き込む領域)</text:p>
        </text:list-item>
        <text:list-item>
          <text:p text:style-name="P39">@configs (設定ファイル格納ディレクトリ)</text:p>
        </text:list-item>
        <text:list-item>
          <text:p text:style-name="P40">mainconf.ini (PxFWのメインコンフィグ)</text:p>
        </text:list-item>
        <text:list-item>
          <text:p text:style-name="P40">sitemap_definition.csv (サイトマップ定義設定)</text:p>
        </text:list-item>
        <text:list-item>
          <text:p text:style-name="P39">@sitemaps (サイトマップCSV格納ディレクトリ)</text:p>
        </text:list-item>
        <text:list-item>
          <text:p text:style-name="P39">@datas (データ格納ディレクトリ)</text:p>
        </text:list-item>
        <text:list-item>
          <text:p text:style-name="P39">@libs (ライブラリ格納ディレクトリ)</text:p>
        </text:list-item>
        <text:list-item>
          <text:p text:style-name="P39">@themes (テーマコレクション格納ディレクトリ)</text:p>
        </text:list-item>
        <text:list-item>
          <text:p text:style-name="P16">@_caches (公開キャッシュディレクトリ)</text:p>
        </text:list-item>
        <text:list-item>
          <text:p text:style-name="P39">@_contents (コンテンツに由来するキャッシュ)</text:p>
        </text:list-item>
        <text:list-item>
          <text:p text:style-name="P39">@_themes (テーマに由来するキャッシュ)</text:p>
        </text:list-item>
        <text:list-item>
          <text:p text:style-name="P16">@common</text:p>
        </text:list-item>
        <text:list-item>
          <text:p text:style-name="P39">@css</text:p>
        </text:list-item>
        <text:list-item>
          <text:p text:style-name="P39">@img</text:p>
        </text:list-item>
        <text:list-item>
          <text:p text:style-name="P39">@js</text:p>
        </text:list-item>
        <text:list-item>
          <text:p text:style-name="P39">@inc</text:p>
        </text:list-item>
        <text:list-item>
          <text:p text:style-name="P16">.htaccess (mod_rewrite設定、など)</text:p>
        </text:list-item>
        <text:list-item>
          <text:p text:style-name="P16">_px_execute.php (Pickles Frameworkの実行ファイル)</text:p>
        </text:list-item>
        <text:list-item>
          <text:p text:style-name="P16">index.html (トップページのコンテンツ)</text:p>
        </text:list-item>
      </text:list>
      <text:p text:style-name="Text_20_body"/>
      <text:p text:style-name="Text_20_body"/>
      <text:p text:style-name="P7"/>
      <text:h text:style-name="P41"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43652897" text:style-name="L6">
        <text:list-item>
          <text:p text:style-name="P17"><text:span text:style-name="T2">文字エンコード</text:span><text:line-break/>UTF-8</text:p>
        </text:list-item>
        <text:list-item>
          <text:p text:style-name="P17"><text:span text:style-name="T2">区切り文字</text:span><text:line-break/>, (カンマ)</text:p>
        </text:list-item>
        <text:list-item>
          <text:p text:style-name="P17"><text:span text:style-name="T2">値を囲む</text:span><text:line-break/>“ (ダブルクオート)</text:p>
        </text:list-item>
        <text:list-item>
          <text:p text:style-name="P17"><text:span text:style-name="T2">エスケープ</text:span><text:line-break/>““ (ダブルクオートを重ねる)</text:p>
        </text:list-item>
        <text:list-item>
          <text:p text:style-name="P17"><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43661581" text:style-name="L7">
        <text:list-item>
          <text:p text:style-name="P18">./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43665191" text:style-name="L8">
        <text:list-item>
          <text:p text:style-name="P19">./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43646844" text:style-name="L9">
        <text:list-item>
          <text:p text:style-name="P20">path</text:p>
        </text:list-item>
        <text:list-item>
          <text:p text:style-name="P20">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43660294" text:style-name="L10">
        <text:list-item>
          <text:p text:style-name="P21">{$a}を取得する ⇒ $px-&gt;req()-&gt;get_path_param('a')</text:p>
        </text:list-item>
        <text:list-item>
          <text:p text:style-name="P21">{$b}を取得する ⇒ $px-&gt;req()-&gt;get_path_param('b')</text:p>
        </text:list-item>
      </text:list>
      <text:p text:style-name="P2"/>
      <text:p text:style-name="P2"><text:soft-page-break/>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7"/>
      <text:h text:style-name="P41"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7"/>
      <text:h text:style-name="P41"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43658631" text:style-name="L11">
        <text:list-item>
          <text:p text:style-name="P22">./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ページの情報を出力する</text:h>
      <text:p text:style-name="P2"/>
      <text:p text:style-name="P2"><text:soft-page-break/>ページの情報は、$page_infoに連想配列として格納される。</text:p>
      <text:p text:style-name="P2">ここから出力する情報を選んで出力する。</text:p>
      <text:p text:style-name="P2">幾つか例を示す。</text:p>
      <text:p text:style-name="P2"/>
      <text:list xml:id="list43658413" text:style-name="L12">
        <text:list-item>
          <text:p text:style-name="P23">ページ名を出力する<text:line-break/>&lt;title&gt;{$page_info.title|escape} | サイト名&lt;/title&gt;</text:p>
        </text:list-item>
        <text:list-item>
          <text:p text:style-name="P23">ページ名(h1用)を出力する<text:line-break/>&lt;h1&gt;{$page_info.title_h1|escape}&lt;/h1&gt;</text:p>
        </text:list-item>
        <text:list-item>
          <text:p text:style-name="P23">メタタグ descriptionを出力する<text:line-break/>&lt;meta name="description" content="{$page_info.description|escape}" /&gt;</text:p>
        </text:list-item>
        <text:list-item>
          <text:p text:style-name="P23">メタタグkeywordsを出力する<text:line-break/>&lt;meta name="keywords" content="{$page_info.keywords|escape}" /&gt;</text:p>
        </text:list-item>
      </text:list>
      <text:p text:style-name="P2"/>
      <text:h text:style-name="Heading_20_3" text:outline-level="3">その他の機能から出力する</text:h>
      <text:p text:style-name="P2"/>
      <text:list xml:id="list43636684" text:continue-numbering="true" text:style-name="L12">
        <text:list-item>
          <text:p text:style-name="P23">コンフィグに設定されたサイト名を出力する<text:line-break/>&lt;title&gt;{$px-&gt;get_conf('project.name')}&lt;/title&gt;</text:p>
        </text:list-item>
        <text:list-item>
          <text:p text:style-name="P23">パン屑を出力する<text:line-break/>&lt;div class="breadcrumb"&gt;{$theme-&gt;mk_breadcrumb()}&lt;/div&gt;</text:p>
        </text:list-item>
      </text:list>
      <text:p text:style-name="P2"/>
      <text:p text:style-name="P2"/>
      <text:p text:style-name="P2"/>
      <text:p text:style-name="P7"/>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43653484" text:style-name="L13">
        <text:list-item>
          <text:p text:style-name="P24">Pickles Frameworkの任意のパスに、URLパラメータ ?PX=publish を付加してアクセスする。</text:p>
        </text:list-item>
        <text:list-item>
          <text:p text:style-name="P24">パブリッシュを実行する画面が表示されるので、終了するまで待つ。</text:p>
        </text:list-item>
        <text:list-item>
          <text:p text:style-name="P24">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43633926" text:style-name="L14">
        <text:list-item>
          <text:p text:style-name="P32">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43637608" text:style-name="L15">
        <text:list-item>
          <text:p text:style-name="P25">$px-&gt;add_relatedlink( '/a/b/c.html' );</text:p>
        </text:list-item>
      </text:list>
      <text:p text:style-name="P2"/>
      <text:p text:style-name="P2"/>
      <text:p text:style-name="P7"/>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43" text:outline-level="3">project</text:h>
      <text:p text:style-name="P5"/>
      <text:list xml:id="list43659433" text:style-name="L16">
        <text:list-item>
          <text:p text:style-name="P33"><text:span text:style-name="T6">id<text:line-break/></text:span><text:span text:style-name="T7">プロジェクトのID</text:span></text:p>
        </text:list-item>
        <text:list-item>
          <text:p text:style-name="P33"><text:span text:style-name="T6">name<text:line-break/></text:span><text:span text:style-name="T7">プロジェクトの名前。サイト名</text:span></text:p>
        </text:list-item>
        <text:list-item>
          <text:p text:style-name="P33"><text:span text:style-name="T6">auth_type<text:line-break/></text:span><text:span text:style-name="T7">認証の種類(basic|digest)</text:span></text:p>
        </text:list-item>
        <text:list-item>
          <text:p text:style-name="P33"><text:span text:style-name="T6">auth_name<text:line-break/></text:span><text:span text:style-name="T7">認証ID</text:span></text:p>
        </text:list-item>
        <text:list-item>
          <text:p text:style-name="P33"><text:span text:style-name="T6">auth_password<text:line-break/></text:span><text:span text:style-name="T7">認証パスワード</text:span></text:p>
        </text:list-item>
      </text:list>
      <text:p text:style-name="P5"/>
      <text:h text:style-name="P43" text:outline-level="3">paths</text:h>
      <text:p text:style-name="P5"/>
      <text:list xml:id="list43645926" text:style-name="L17">
        <text:list-item>
          <text:p text:style-name="P34"><text:span text:style-name="T6">px_dir<text:line-break/>Pickles Framework</text:span><text:span text:style-name="T7"> ディレクトリのパス</text:span></text:p>
        </text:list-item>
        <text:list-item>
          <text:p text:style-name="P34"><text:span text:style-name="T6">access_log<text:line-break/></text:span><text:span text:style-name="T7">アクセスログの出力先ファイルパス</text:span></text:p>
        </text:list-item>
        <text:list-item>
          <text:p text:style-name="P34"><text:span text:style-name="T6">error_log<text:line-break/></text:span><text:span text:style-name="T7">エラーログの出力先ファイルパス</text:span></text:p>
        </text:list-item>
      </text:list>
      <text:p text:style-name="P5"/>
      <text:h text:style-name="P43" text:outline-level="3">db<text:span text:style-name="T1">m</text:span>s</text:h>
      <text:p text:style-name="P5"/>
      <text:list xml:id="list43652256" text:style-name="L18">
        <text:list-item>
          <text:p text:style-name="P35"><text:span text:style-name="T6">dbms<text:line-break/></text:span><text:soft-page-break/><text:span text:style-name="T7">RDBMSの種類。mysql|postgresql|sqlite</text:span></text:p>
        </text:list-item>
        <text:list-item>
          <text:p text:style-name="P35"><text:span text:style-name="T6">host<text:line-break/>接続先</text:span><text:span text:style-name="T7">ホスト名</text:span></text:p>
        </text:list-item>
        <text:list-item>
          <text:p text:style-name="P35"><text:span text:style-name="T6">port<text:line-break/>接続先</text:span><text:span text:style-name="T7">ポート番号</text:span></text:p>
        </text:list-item>
        <text:list-item>
          <text:p text:style-name="P35"><text:span text:style-name="T6">database_name<text:line-break/></text:span><text:span text:style-name="T7">データベース名。(sqliteの場合はDBファイルのパス)</text:span></text:p>
        </text:list-item>
        <text:list-item>
          <text:p text:style-name="P35"><text:span text:style-name="T6">user<text:line-break/></text:span><text:span text:style-name="T7">ユーザー名</text:span></text:p>
        </text:list-item>
        <text:list-item>
          <text:p text:style-name="P35"><text:span text:style-name="T6">password<text:line-break/></text:span><text:span text:style-name="T7">パスワード</text:span></text:p>
        </text:list-item>
        <text:list-item>
          <text:p text:style-name="P35"><text:span text:style-name="T6">charset<text:line-break/></text:span><text:span text:style-name="T7">文字セット</text:span></text:p>
        </text:list-item>
      </text:list>
      <text:p text:style-name="P5"/>
      <text:h text:style-name="P43" text:outline-level="3">publish</text:h>
      <text:p text:style-name="P5"/>
      <text:list xml:id="list43649235" text:style-name="L19">
        <text:list-item>
          <text:p text:style-name="P36"><text:span text:style-name="T6">path_publish_dir<text:line-break/></text:span><text:span text:style-name="T7">パブリッシュ先のディレクトリパス</text:span></text:p>
        </text:list-item>
      </text:list>
      <text:p text:style-name="P5"/>
      <text:h text:style-name="P43" text:outline-level="3">system</text:h>
      <text:p text:style-name="P5"/>
      <text:list xml:id="list43657222" text:style-name="L20">
        <text:list-item>
          <text:p text:style-name="P37"><text:span text:style-name="T6">allow_pxcommands<text:line-break/>PX</text:span><text:span text:style-name="T7">コマンドの実行を許可するフラグ</text:span></text:p>
        </text:list-item>
        <text:list-item>
          <text:p text:style-name="P37"><text:span text:style-name="T6">session_name<text:line-break/></text:span><text:span text:style-name="T7">セッション名</text:span></text:p>
        </text:list-item>
        <text:list-item>
          <text:p text:style-name="P38">filesystem_encoding<text:line-break/>ファイルシステムの文字エンコーディング(ファイル名などに適用)</text:p>
        </text:list-item>
      </text:list>
      <text:p text:style-name="P2"/>
      <text:p text:style-name="P2"/>
      <text:p text:style-name="P2"/>
      <text:p text:style-name="P2"/>
      <text:p text:style-name="P7"/>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3643448" text:style-name="L21">
        <text:list-item>
          <text:p text:style-name="P26">MySQL</text:p>
        </text:list-item>
        <text:list-item>
          <text:p text:style-name="P26">PostgreSQL</text:p>
        </text:list-item>
        <text:list-item>
          <text:p text:style-name="P26">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2"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12.069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6"/>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
      <text:p text:style-name="P2">URLにパラメータ ?PX={$PXコマンド名} を付加して起動する。</text:p>
      <text:p text:style-name="P2"/>
      <text:h text:style-name="Heading_20_2" text:outline-level="2">PXコマンド一覧</text:h>
      <text:list xml:id="list43649722" text:style-name="L22">
        <text:list-item>
          <text:p text:style-name="P27">clearcache<text:line-break/>Pickles Framework が作成するキャッシュファイルをクリアする。</text:p>
        </text:list-item>
        <text:list-item>
          <text:p text:style-name="P27">config<text:line-break/>Pickles Framework のコンフィグ内容を確認する。</text:p>
        </text:list-item>
        <text:list-item>
          <text:p text:style-name="P27">initialize<text:line-break/>データベースなど初期構築を実行する。</text:p>
        </text:list-item>
        <text:list-item>
          <text:p text:style-name="P27">pageinfo<text:line-break/>カレントページのページ情報を表示する。</text:p>
        </text:list-item>
        <text:list-item>
          <text:p text:style-name="P27">phpinfo<text:line-break/>phpinfo() を実行し、PHPの設定情報を確認する。</text:p>
        </text:list-item>
        <text:list-item>
          <text:p text:style-name="P27">publish<text:line-break/>静的なファイル群にパブリッシュする。</text:p>
        </text:list-item>
        <text:list-item>
          <text:p text:style-name="P27">sitemap<text:line-break/>サイトマップを表示する。</text:p>
        </text:list-item>
        <text:list-item>
          <text:p text:style-name="P27">sitemap_definition<text:line-break/>サイトマップ定義を表示する。</text:p>
        </text:list-item>
      </text:list>
      <text:p text:style-name="P2"/>
      <text:p text:style-name="P2"/>
      <text:p text:style-name="P7"/>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43634862" text:style-name="L23">
        <text:list-item>
          <text:p text:style-name="P28">ID<text:line-break/>ログインユーザーアカウント(IDではなく、アカウント名)</text:p>
        </text:list-item>
        <text:list-item>
          <text:p text:style-name="P28">PW<text:line-break/>ログインユーザーパスワード</text:p>
        </text:list-item>
        <text:list-item>
          <text:p text:style-name="P28">PX<text:line-break/>PXコマンド</text:p>
        </text:list-item>
        <text:list-item>
          <text:p text:style-name="P28">THEME<text:line-break/><text:soft-page-break/>テーマID</text:p>
        </text:list-item>
      </text:list>
      <text:h text:style-name="Heading_20_3" text:outline-level="3">クッキー</text:h>
      <text:list xml:id="list43659897" text:style-name="L24">
        <text:list-item>
          <text:p text:style-name="P29">CCUA<text:line-break/>クッキーが利用可能であることを確認するために使用する値</text:p>
        </text:list-item>
        <text:list-item>
          <text:p text:style-name="P29">PXSID<text:line-break/>セッションキー(メインコンフィグ system.session_name で設定可能)</text:p>
        </text:list-item>
      </text:list>
      <text:p text:style-name="P2"/>
      <text:h text:style-name="Heading_20_3" text:outline-level="3">セッション</text:h>
      <text:list xml:id="list43650150" text:style-name="L25">
        <text:list-item>
          <text:p text:style-name="P30">USER_ID<text:line-break/>ログインユーザID(user_accountではない)</text:p>
        </text:list-item>
        <text:list-item>
          <text:p text:style-name="P30">USER_EXPIRE<text:line-break/>ログイン状態の有効期限時刻のUNIXタイムスタンプ。</text:p>
        </text:list-item>
        <text:list-item>
          <text:p text:style-name="P30">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3643430" text:style-name="L26">
        <text:list-item>
          <text:p text:style-name="P31">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3</text:page-number><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07T23:51:46.96</dc:date>
    <dc:creator>Koyanagi Tomoya</dc:creator>
    <meta:editing-duration>PT19H27M07S</meta:editing-duration>
    <meta:editing-cycles>118</meta:editing-cycles>
    <meta:generator>OpenOffice.org/3.2$Win32 OpenOffice.org_project/320m18$Build-9502</meta:generator>
    <dc:title>Pickles Framework 1.x サイト構築管理マニュアル</dc:title>
    <meta:document-statistic meta:table-count="0" meta:image-count="0" meta:object-count="3" meta:page-count="23" meta:paragraph-count="334" meta:word-count="3002" meta:character-count="86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02:58:1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